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1D98F85D637B939F167.jpg" manifest:media-type="image/jpeg"/>
  <manifest:file-entry manifest:full-path="Pictures/100000000000010E000002F2609DF469C9CEDF59.jpg" manifest:media-type="image/jpeg"/>
  <manifest:file-entry manifest:full-path="Pictures/10000000000002BD000004175E4D6F5B51E5CAA1.jpg" manifest:media-type="image/jpeg"/>
  <manifest:file-entry manifest:full-path="Pictures/10000000000001990000027B184B151477DFAED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491cm, 2.63cm, 2.782cm, 2.408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2.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.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.898cm"/>
      <style:paragraph-properties style:writing-mode="lr-tb"/>
    </style:style>
    <style:style style:name="gr6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ed1c24" draw:fill="solid" draw:fill-color="#ed1c24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ed1c24" draw:fill="solid" draw:fill-color="#999999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9cm"/>
      <style:paragraph-properties style:writing-mode="lr-tb"/>
    </style:style>
    <style:style style:name="gr12" style:family="graphic" style:parent-style-name="objectwithoutfill">
      <style:graphic-properties svg:stroke-width="0.1cm" svg:stroke-color="#e3d2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21409a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ed1c24" draw:fill="solid"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.568cm" svg:height="3.399cm" svg:x="15.832cm" svg:y="11.101cm">
          <draw:image xlink:href="Pictures/10000000000001990000027B184B151477DFAEDF.jpg" xlink:type="simple" xlink:show="embed" xlink:actuate="onLoad" loext:mime-type="image/jpeg">
            <text:p/>
          </draw:image>
        </draw:frame>
        <draw:frame draw:style-name="gr2" draw:text-style-name="P1" draw:layer="layout" svg:width="7.432cm" svg:height="11.1cm" svg:x="0.968cm" svg:y="1.8cm">
          <draw:image xlink:href="Pictures/10000000000002BD000004175E4D6F5B51E5CAA1.jpg" xlink:type="simple" xlink:show="embed" xlink:actuate="onLoad" loext:mime-type="image/jpeg">
            <text:p/>
          </draw:image>
        </draw:frame>
        <draw:frame draw:style-name="gr2" draw:text-style-name="P1" draw:layer="layout" svg:width="3cm" svg:height="8.378cm" svg:x="17cm" svg:y="2.122cm">
          <draw:image xlink:href="Pictures/100000000000010E000002F2609DF469C9CEDF59.jpg" xlink:type="simple" xlink:show="embed" xlink:actuate="onLoad" loext:mime-type="image/jpeg">
            <text:p/>
          </draw:image>
        </draw:frame>
        <draw:custom-shape draw:style-name="gr3" draw:text-style-name="P3" draw:layer="layout" svg:width="2.8cm" svg:height="4cm" svg:x="3.7cm" svg:y="4.7cm">
          <text:p text:style-name="P2">MCLR</text:p>
          <text:p text:style-name="P2">Vdd</text:p>
          <text:p text:style-name="P2">GND</text:p>
          <text:p text:style-name="P2">ICSPDAT</text:p>
          <text:p text:style-name="P2">ICSPCLK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cm" svg:height="7.4cm" svg:x="15.1cm" svg:y="2.6cm">
          <text:p text:style-name="P2">Vdd<text:line-break/>RA5<text:line-break/>RA4<text:line-break/>MCLR<text:line-break/>RC5<text:line-break/>RC4<text:line-break/>RC3</text:p>
          <text:p text:style-name="P2">RC6</text:p>
          <text:p text:style-name="P2">RC7</text:p>
          <text:p text:style-name="P2">RB7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98cm" svg:height="7.4cm" svg:x="19.702cm" svg:y="2.6cm">
          <text:p text:style-name="P2">Vss(GND)</text:p>
          <text:p text:style-name="P2">ICSPDAT</text:p>
          <text:p text:style-name="P2">ICSPCLK</text:p>
          <text:p text:style-name="P2">RA2<text:line-break/>RC0</text:p>
          <text:p text:style-name="P2">RC1<text:line-break/>RC2</text:p>
          <text:p text:style-name="P2">RB4</text:p>
          <text:p text:style-name="P2">RB5</text:p>
          <text:p text:style-name="P2">RB6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cm" svg:y1="5.2cm" svg:x2="15.1cm" svg:y2="5.2cm">
          <text:p/>
        </draw:line>
        <draw:line draw:style-name="gr7" draw:text-style-name="P1" draw:layer="layout" svg:x1="7cm" svg:y1="6cm" svg:x2="10cm" svg:y2="6cm">
          <text:p/>
        </draw:line>
        <draw:line draw:style-name="gr7" draw:text-style-name="P1" draw:layer="layout" svg:x1="10cm" svg:y1="6cm" svg:x2="10cm" svg:y2="3cm">
          <text:p/>
        </draw:line>
        <draw:line draw:style-name="gr7" draw:text-style-name="P1" draw:layer="layout" svg:x1="10cm" svg:y1="3cm" svg:x2="15.1cm" svg:y2="3cm">
          <text:p/>
        </draw:line>
        <draw:line draw:style-name="gr8" draw:text-style-name="P1" draw:layer="layout" svg:x1="9.3cm" svg:y1="15.4cm" svg:x2="23.6cm" svg:y2="15.4cm">
          <text:p/>
        </draw:line>
        <draw:line draw:style-name="gr8" draw:text-style-name="P1" draw:layer="layout" svg:x1="23.6cm" svg:y1="3.2cm" svg:x2="23.6cm" svg:y2="15.4cm">
          <text:p/>
        </draw:line>
        <draw:line draw:style-name="gr8" draw:text-style-name="P1" draw:layer="layout" svg:x1="23.1cm" svg:y1="3.2cm" svg:x2="23.6cm" svg:y2="3.2cm">
          <text:p/>
        </draw:line>
        <draw:line draw:style-name="gr8" draw:text-style-name="P1" draw:layer="layout" svg:x1="9.3cm" svg:y1="6.8cm" svg:x2="9.3cm" svg:y2="15.4cm">
          <text:p/>
        </draw:line>
        <draw:line draw:style-name="gr8" draw:text-style-name="P1" draw:layer="layout" svg:x1="7cm" svg:y1="6.8cm" svg:x2="9.3cm" svg:y2="6.8cm">
          <text:p/>
        </draw:line>
        <draw:custom-shape draw:style-name="gr9" draw:text-style-name="P4" draw:layer="layout" svg:width="0.4cm" svg:height="0.4cm" svg:x="13.801cm" svg:y="2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cm" svg:height="0.4cm" svg:x="13.802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cm" svg:y1="4.2cm" svg:x2="14cm" svg:y2="5.2cm">
          <text:p/>
        </draw:line>
        <draw:line draw:style-name="gr7" draw:text-style-name="P1" draw:layer="layout" svg:x1="14cm" svg:y1="4cm" svg:x2="14cm" svg:y2="3cm">
          <text:p/>
        </draw:line>
        <draw:custom-shape draw:style-name="gr11" draw:text-style-name="P3" draw:layer="layout" svg:width="1.4cm" svg:height="0.8cm" draw:transform="rotate (-1.5707963267949) translate (14.4cm 3.4cm)">
          <text:p text:style-name="P2">10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cm" svg:y1="7.5cm" svg:x2="7.8cm" svg:y2="7.5cm">
          <text:p/>
        </draw:line>
        <draw:line draw:style-name="gr13" draw:text-style-name="P1" draw:layer="layout" svg:x1="7cm" svg:y1="8.2cm" svg:x2="8.5cm" svg:y2="8.2cm">
          <text:p/>
        </draw:line>
        <draw:line draw:style-name="gr12" draw:text-style-name="P1" draw:layer="layout" svg:x1="7.8cm" svg:y1="1cm" svg:x2="7.8cm" svg:y2="7.5cm">
          <text:p/>
        </draw:line>
        <draw:line draw:style-name="gr13" draw:text-style-name="P1" draw:layer="layout" svg:x1="8.5cm" svg:y1="1.6cm" svg:x2="8.5cm" svg:y2="8.2cm">
          <text:p/>
        </draw:line>
        <draw:line draw:style-name="gr13" draw:text-style-name="P1" draw:layer="layout" svg:x1="8.5cm" svg:y1="1.6cm" svg:x2="25.2cm" svg:y2="1.6cm">
          <text:p/>
        </draw:line>
        <draw:line draw:style-name="gr12" draw:text-style-name="P1" draw:layer="layout" svg:x1="7.8cm" svg:y1="1cm" svg:x2="24.4cm" svg:y2="1cm">
          <text:p/>
        </draw:line>
        <draw:line draw:style-name="gr12" draw:text-style-name="P1" draw:layer="layout" svg:x1="24.4cm" svg:y1="3.8cm" svg:x2="24.4cm" svg:y2="1cm">
          <text:p/>
        </draw:line>
        <draw:line draw:style-name="gr12" draw:text-style-name="P1" draw:layer="layout" svg:x1="24.4cm" svg:y1="3.8cm" svg:x2="23.1cm" svg:y2="3.8cm">
          <text:p/>
        </draw:line>
        <draw:line draw:style-name="gr13" draw:text-style-name="P1" draw:layer="layout" svg:x1="25.2cm" svg:y1="4.4cm" svg:x2="25.2cm" svg:y2="1.6cm">
          <text:p/>
        </draw:line>
        <draw:line draw:style-name="gr13" draw:text-style-name="P1" draw:layer="layout" svg:x1="25.2cm" svg:y1="4.4cm" svg:x2="23.1cm" svg:y2="4.4cm">
          <text:p/>
        </draw:line>
        <draw:line draw:style-name="gr14" draw:text-style-name="P1" draw:layer="layout" svg:x1="14.4cm" svg:y1="6cm" svg:x2="15.1cm" svg:y2="6cm">
          <text:p/>
        </draw:line>
        <draw:line draw:style-name="gr14" draw:text-style-name="P1" draw:layer="layout" svg:x1="14.4cm" svg:y1="6cm" svg:x2="14.4cm" svg:y2="14.2cm">
          <text:p/>
        </draw:line>
        <draw:line draw:style-name="gr14" draw:text-style-name="P1" draw:layer="layout" svg:x1="16.2cm" svg:y1="14.2cm" svg:x2="14.4cm" svg:y2="14.2cm">
          <text:p/>
        </draw:line>
        <draw:custom-shape draw:style-name="gr15" draw:text-style-name="P6" draw:layer="layout" svg:width="0.4cm" svg:height="0.4cm" svg:x="20.403cm" svg:y="1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.6cm" svg:y1="14.3cm" svg:x2="20.6cm" svg:y2="15.4cm">
          <text:p/>
        </draw:line>
        <draw:line draw:style-name="gr8" draw:text-style-name="P1" draw:layer="layout" svg:x1="20.6cm" svg:y1="14.3cm" svg:x2="16.8cm" svg:y2="14.3cm">
          <text:p/>
        </draw:line>
        <draw:custom-shape draw:style-name="gr11" draw:text-style-name="P3" draw:layer="layout" svg:width="1.4cm" svg:height="0.8cm" svg:x="18.2cm" svg:y="13.9cm">
          <text:p text:style-name="P2">1k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877cm" svg:height="3.629cm" svg:x="10.6cm" svg:y="5.971cm">
          <draw:image xlink:href="Pictures/1000000000000177000001D98F85D637B939F167.jpg" xlink:type="simple" xlink:show="embed" xlink:actuate="onLoad" loext:mime-type="image/jpeg">
            <text:p/>
          </draw:image>
        </draw:frame>
        <draw:line draw:style-name="gr7" draw:text-style-name="P1" draw:layer="layout" svg:x1="10cm" svg:y1="6cm" svg:x2="10cm" svg:y2="10.2cm">
          <text:p/>
        </draw:line>
        <draw:line draw:style-name="gr7" draw:text-style-name="P1" draw:layer="layout" svg:x1="10cm" svg:y1="10.2cm" svg:x2="11.4cm" svg:y2="10.2cm">
          <text:p/>
        </draw:line>
        <draw:custom-shape draw:style-name="gr9" draw:text-style-name="P4" draw:layer="layout" svg:width="0.4cm" svg:height="0.4cm" svg:x="9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4cm" svg:y1="9.6cm" svg:x2="11.4cm" svg:y2="10.2cm">
          <text:p/>
        </draw:line>
        <draw:line draw:style-name="gr8" draw:text-style-name="P1" draw:layer="layout" svg:x1="12.8cm" svg:y1="9.4cm" svg:x2="12.8cm" svg:y2="15.4cm">
          <text:p/>
        </draw:line>
        <draw:custom-shape draw:style-name="gr15" draw:text-style-name="P6" draw:layer="layout" svg:width="0.4cm" svg:height="0.4cm" svg:x="12.6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cm" svg:y1="8.8cm" svg:x2="15.1cm" svg:y2="8.8cm">
          <text:p/>
        </draw:line>
        <draw:line draw:style-name="gr6" draw:text-style-name="P1" draw:layer="layout" svg:x1="14cm" svg:y1="8.8cm" svg:x2="14cm" svg:y2="10.2cm">
          <text:p/>
        </draw:line>
        <draw:line draw:style-name="gr6" draw:text-style-name="P1" draw:layer="layout" svg:x1="12.2cm" svg:y1="10.2cm" svg:x2="14cm" svg:y2="10.2cm">
          <text:p/>
        </draw:line>
        <draw:line draw:style-name="gr6" draw:text-style-name="P1" draw:layer="layout" svg:x1="12.2cm" svg:y1="10.2cm" svg:x2="12.2cm" svg:y2="9.6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24T13:30:56.060155921</meta:creation-date>
    <dc:date>2021-08-29T22:18:04.107213470</dc:date>
    <meta:editing-duration>PT1H18M51S</meta:editing-duration>
    <meta:editing-cycles>11</meta:editing-cycles>
    <meta:generator>LibreOffice/6.4.6.2$Linux_X86_64 LibreOffice_project/40$Build-2</meta:generator>
    <meta:document-statistic meta:object-count="71"/>
  </office:meta>
</office:document-meta>
</file>